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ffb0" officeooo:paragraph-rsid="000fffb0" style:font-weight-asian="bold" style:font-weight-complex="bold"/>
    </style:style>
    <style:style style:name="P2" style:family="paragraph" style:parent-style-name="Standard">
      <style:text-properties fo:font-weight="bold" officeooo:rsid="0010faf5" officeooo:paragraph-rsid="0010faf5" style:font-weight-asian="bold" style:font-weight-complex="bold"/>
    </style:style>
    <style:style style:name="P3" style:family="paragraph" style:parent-style-name="Standard">
      <style:text-properties officeooo:paragraph-rsid="000fffb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ffb0" style:font-weight-asian="normal" style:font-weight-complex="normal"/>
    </style:style>
    <style:style style:name="T3" style:family="text">
      <style:text-properties fo:font-weight="normal" officeooo:rsid="0010faf5" style:font-weight-asian="normal" style:font-weight-complex="normal"/>
    </style:style>
    <style:style style:name="T4" style:family="text">
      <style:text-properties fo:font-weight="bold" officeooo:rsid="000fffb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-1. Write an SQL query to print details of the Workers who have joined in Feb’2014.</text:p>
      <text:p text:style-name="P1">Ans: <text:span text:style-name="T1">SELECT * FROM workers where join_Date =’Feb2014’;</text:span></text:p>
      <text:p text:style-name="P1"><text:span text:style-name="T1"/></text:p>
      <text:p text:style-name="Standard">Q-2. Write an SQL query to fetch duplicate records having matching data in some fields of</text:p>
      <text:p text:style-name="P3">a table</text:p>
      <text:p text:style-name="P3"><text:span text:style-name="T4">Ans: </text:span><text:span text:style-name="T2">SELECT * </text:span><text:span text:style-name="T3">FROM &lt;table-name&gt; GROUP BY&lt;col&gt;, &lt;col&gt; HAVING COUNT(*)&gt;1;</text:span></text:p>
      <text:p text:style-name="P3"><text:span text:style-name="T3"/></text:p>
      <text:p text:style-name="Standard">Q-3. How to remove duplicate rows from Employees table.</text:p>
      <text:p text:style-name="P2">Ans: <text:span text:style-name="T1">delete t1 from customer t1 inner join customer t2 where t1.firstname= t2.firstname and<text:line-break/>t1.lastname = t1.lastname; 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21:22:52.903000000</meta:creation-date>
    <dc:date>2022-08-11T22:48:57.386000000</dc:date>
    <meta:editing-duration>PT1H15M53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7" meta:word-count="78" meta:character-count="480" meta:non-whitespace-character-count="407"/>
  </office:meta>
</office:document-meta>
</file>